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3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T1" style:family="text">
      <style:text-properties fo:color="#ffffff" style:font-name="Segoe UI3" fo:font-size="26pt" fo:text-shadow="1pt 1pt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2" style:family="text">
      <style:text-properties fo:color="#ffffff" style:font-name="Segoe UI3" fo:font-size="28pt" fo:font-style="italic" fo:text-shadow="1pt 1pt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000000" style:font-name="Segoe UI1" fo:font-size="7pt" fo:text-shadow="1pt 1pt" fo:font-weight="normal" style:font-name-asian="Segoe UI1" style:font-size-asian="7pt" style:font-weight-asian="normal" style:font-name-complex="Segoe UI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508cm">
          <draw:text-box>
            <text:p text:style-name="P1"><text:span text:style-name="T1">Old Testament Reading</text:span></text:p>
            <text:p text:style-name="P1"><text:span text:style-name="T2">Genesis 18:20–3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146cm" svg:height="9.269cm" svg:x="1.524cm" svg:y="0.508cm">
          <draw:text-box>
            <text:p text:style-name="P4"><text:span text:style-name="T3">20</text:span><text:span text:style-name="T4">Then the L</text:span><text:span text:style-name="T5">ORD</text:span><text:span text:style-name="T4"> said, “Because the outcry against Sodom and Gomorrah is great and their sin is very grave, </text:span><text:span text:style-name="T3">21</text:span><text:span text:style-name="T4">I will go down to see whether they have done altogether according to the outcry that has come to me. And if not, I will know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146cm" svg:height="7.766cm" svg:x="1.524cm" svg:y="0.508cm">
          <draw:text-box>
            <text:p text:style-name="P4"><text:span text:style-name="T6"><text:s/></text:span><text:span text:style-name="T3">22</text:span><text:span text:style-name="T4">So the men turned from there and went toward Sodom, but Abraham still stood before the L</text:span><text:span text:style-name="T5">ORD</text:span><text:span text:style-name="T4">. </text:span><text:span text:style-name="T3">23</text:span><text:span text:style-name="T4">Then Abraham drew near and said, “Will you indeed sweep away the righteous with the wicke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5.146cm" svg:height="7.766cm" svg:x="1.524cm" svg:y="0.508cm">
          <draw:text-box>
            <text:p text:style-name="P4"><text:span text:style-name="T3">24</text:span><text:span text:style-name="T4">Suppose there are fifty righteous within the city. Will you then sweep away the place and not spare it for the fifty righteous who are in it? </text:span><text:span text:style-name="T3">25</text:span><text:span text:style-name="T4">Far be it from you to do such a thing, to put the righteous to death with the wick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25.146cm" svg:height="7.766cm" svg:x="1.524cm" svg:y="0.508cm">
          <draw:text-box>
            <text:p text:style-name="P4"><text:span text:style-name="T4">so that the righteous fare as the wicked! Far be that from you! Shall not the Judge of all the earth do what is just?” </text:span><text:span text:style-name="T3">26</text:span><text:span text:style-name="T4">And the L</text:span><text:span text:style-name="T5">ORD</text:span><text:span text:style-name="T4"> said, “If I find at Sodom fifty righteous in the city, I will spare the whole place for their sak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5" draw:layer="layout" svg:width="25.146cm" svg:height="7.766cm" svg:x="1.524cm" svg:y="0.508cm">
          <draw:text-box>
            <text:p text:style-name="P4"><text:span text:style-name="T3">27</text:span><text:span text:style-name="T4">Abraham answered and said, “Behold, I have undertaken to speak to the Lord, I who am but dust and ashes. </text:span><text:span text:style-name="T3">28</text:span><text:span text:style-name="T4">Suppose five of the fifty righteous are lacking. Will you destroy the whole city for lack of five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5" draw:layer="layout" svg:width="25.146cm" svg:height="9.269cm" svg:x="1.524cm" svg:y="0.508cm">
          <draw:text-box>
            <text:p text:style-name="P4"><text:span text:style-name="T4">And he said, “I will not destroy it if I find forty-five there.” </text:span><text:span text:style-name="T3">29</text:span><text:span text:style-name="T4">Again he spoke to him and said, “Suppose forty are found there.” He answered, “For the sake of forty I will not do it.” </text:span><text:span text:style-name="T3">30</text:span><text:span text:style-name="T4">Then he said, “Oh let not the Lord be angry, and I will speak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5" draw:layer="layout" svg:width="25.146cm" svg:height="7.766cm" svg:x="1.524cm" svg:y="0.508cm">
          <draw:text-box>
            <text:p text:style-name="P4"><text:span text:style-name="T4">Suppose thirty are found there.” He answered, “I will not do it, if I find thirty there.” </text:span><text:span text:style-name="T3">31</text:span><text:span text:style-name="T4">He said, “Behold, I have undertaken to speak to the Lord. Suppose twenty are found there.” He answered, “For the sake of twenty I will not destroy i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5" draw:layer="layout" svg:width="25.146cm" svg:height="6.263cm" svg:x="1.524cm" svg:y="0.508cm">
          <draw:text-box>
            <text:p text:style-name="P4"><text:span text:style-name="T3">32</text:span><text:span text:style-name="T4">Then he said, “Oh let not the Lord be angry, and I will speak again but this once. Suppose ten are found there.” He answered, “For the sake of ten I will not destroy i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6" draw:text-style-name="P5" draw:layer="layout" svg:width="25.146cm" svg:height="4.76cm" svg:x="1.524cm" svg:y="0.508cm">
          <draw:text-box>
            <text:p text:style-name="P4"><text:span text:style-name="T3">33</text:span><text:span text:style-name="T4">And the L</text:span><text:span text:style-name="T5">ORD</text:span><text:span text:style-name="T4"> went his way, when he had finished speaking to Abraham, and Abraham returned to his pl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3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1:15:40.063000000</meta:creation-date>
    <dc:date>2016-07-22T17:00:46.487000000</dc:date>
    <meta:editing-duration>PT7M25S</meta:editing-duration>
    <meta:editing-cycles>3</meta:editing-cycles>
    <meta:generator>LibreOffice/5.1.4.2$Windows_X86_64 LibreOffice_project/f99d75f39f1c57ebdd7ffc5f42867c12031db97a</meta:generator>
    <meta:document-statistic meta:object-count="51"/>
  </office:meta>
</office:document-meta>
</file>